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yam Rupali" svg:font-family="'Siyam Rupali'"/>
  </office:font-face-decls>
  <office:automatic-styles>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Task Title:</text:span></text:span><text:span text:style-name="Strong_20_Emphasis"> Craft Your Developer Profile.</text:span></text:p>
      <text:p text:style-name="Text_20_body"/>
      <text:p text:style-name="Text_20_body"><text:span text:style-name="Strong_20_Emphasis"><text:span text:style-name="T1">Objective</text:span></text:span>: Create a professional and responsive portfolio website that showcases your skills, experience, and projects effectively.</text:p>
      <text:p text:style-name="Text_20_body"/>
      <text:p text:style-name="Text_20_body"><text:span text:style-name="Strong_20_Emphasis"><text:span text:style-name="T1">Task Requirements:</text:span></text:span></text:p>
      <text:p text:style-name="Text_20_body"/>
      <text:p text:style-name="Text_20_body">1. <text:span text:style-name="Strong_20_Emphasis">Navigation Bar (Navbar): Follow the following 2 points.</text:span></text:p>
      <text:p text:style-name="Text_20_body">-A fully responsive navigation bar.</text:p>
      <text:p text:style-name="Text_20_body">-Easy access to all sections of the portfolio from the navbar.</text:p>
      <text:p text:style-name="Text_20_body"/>
      <text:p text:style-name="Text_20_body"><text:span text:style-name="Strong_20_Emphasis">2. Designation and Introduction: Follow the following 2 points.</text:span></text:p>
      <text:p text:style-name="Text_20_body">-Display your professional designation (e.g., Frontend Developer, Web Developer, Full Stack Developer, etc.).</text:p>
      <text:p text:style-name="Text_20_body">-Include a professional photo of yourself.</text:p>
      <text:p text:style-name="Text_20_body"/>
      <text:p text:style-name="Text_20_body"><text:span text:style-name="Strong_20_Emphasis">3. Resume Download Button: Follow the following point.</text:span></text:p>
      <text:p text:style-name="Text_20_body">-A clearly visible button in the hero section that allows visitors to view and download your resume with a single click. <text:span text:style-name="Strong_20_Emphasis"><text:span text:style-name="Emphasis">(**Resume will be downloaded if your resume is ready. If it is not ready, for now you can just keep the clickable button.**)</text:span></text:span></text:p>
      <text:p text:style-name="Text_20_body"/>
      <text:p text:style-name="Text_20_body"><text:span text:style-name="Strong_20_Emphasis">4. Social Links: Follow the following point.</text:span></text:p>
      <text:p text:style-name="Text_20_body">-Embed buttons linking to your relevant social media profiles (e.g., GitHub, LinkedIn, Twitter, Facebook).</text:p>
      <text:p text:style-name="Text_20_body"/>
      <text:p text:style-name="Text_20_body"><text:span text:style-name="Strong_20_Emphasis">5. About Me Section: Follow the following 5 points.</text:span></text:p>
      <text:p text:style-name="Text_20_body">-Write a detailed introduction about yourself, including:</text:p>
      <text:p text:style-name="Text_20_body">-Your programming journey.</text:p>
      <text:p text:style-name="Text_20_body">-The type of work you enjoy.</text:p>
      <text:p text:style-name="Text_20_body">-Any hobbies or interests outside of programming (e.g., sports, painting).</text:p>
      <text:p text:style-name="Text_20_body">-Showcase your personality in this section.</text:p>
      <text:p text:style-name="Text_20_body"/>
      <text:p text:style-name="Text_20_body"><text:span text:style-name="Strong_20_Emphasis">6. Skills Section: Follow the following 2 points.</text:span></text:p>
      <text:p text:style-name="Text_20_body"><text:soft-page-break/>-Display your skills in a visually appealing graphical format.</text:p>
      <text:p text:style-name="Text_20_body">-Categorize skills if necessary (e.g., Frontend, Backend, Tools).</text:p>
      <text:p text:style-name="Text_20_body"/>
      <text:p text:style-name="Text_20_body"><text:span text:style-name="Strong_20_Emphasis">7. Educational Qualification: Follow the following point.</text:span></text:p>
      <text:p text:style-name="Text_20_body">-Mention your educational background in detail if you have completed education above HSC. If not, you can skip this part.</text:p>
      <text:p text:style-name="Text_20_body"/>
      <text:p text:style-name="Text_20_body"><text:span text:style-name="Strong_20_Emphasis">8. Experience (If Applicable): Follow the following point.</text:span></text:p>
      <text:p text:style-name="Text_20_body">-Add relevant professional experience, if available.</text:p>
      <text:p text:style-name="Text_20_body"/>
      <text:p text:style-name="Text_20_body"><text:span text:style-name="Strong_20_Emphasis">9. Projects Section (At Least 3 Projects): Follow the following 2 points.</text:span></text:p>
      <text:p text:style-name="Text_20_body"/>
      <text:p text:style-name="Text_20_body">-Showcase at least three of your best projects in card format.</text:p>
      <text:p text:style-name="Text_20_body">-Each project card must contain the following 10 points.</text:p>
      <text:p text:style-name="Text_20_body">--Project name</text:p>
      <text:p text:style-name="Text_20_body">--Project image</text:p>
      <text:p text:style-name="Text_20_body">--"View More / Details" button</text:p>
      <text:p text:style-name="Text_20_body">--Clicking the "View More / Details" button should lead to a detailed project page containing:</text:p>
      <text:p text:style-name="Text_20_body">--Main technology stack used</text:p>
      <text:p text:style-name="Text_20_body">--Brief description</text:p>
      <text:p text:style-name="Text_20_body">--Live project link</text:p>
      <text:p text:style-name="Text_20_body">--GitHub repository link (only client)</text:p>
      <text:p text:style-name="Text_20_body">--Challenges faced while developing the project</text:p>
      <text:p text:style-name="Text_20_body">--Potential improvements and future plans for the project</text:p>
      <text:p text:style-name="Text_20_body"/>
      <text:p text:style-name="Text_20_body"><text:span text:style-name="Strong_20_Emphasis">10. Contact Information: Follow the following 2 points.</text:span></text:p>
      <text:p text:style-name="Text_20_body">-Provide an easy way for visitors to contact you directly.</text:p>
      <text:p text:style-name="Text_20_body">-Contact information must include following 3 points.</text:p>
      <text:p text:style-name="Text_20_body">--Email address</text:p>
      <text:p text:style-name="Text_20_body">--Phone number</text:p>
      <text:p text:style-name="Text_20_body">--WhatsApp number (optional)</text:p>
      <text:p text:style-name="Text_20_body"/>
      <text:p text:style-name="Text_20_body"><text:soft-page-break/><text:span text:style-name="Strong_20_Emphasis">11. Footer (Optional): Follow the following point</text:span></text:p>
      <text:p text:style-name="Text_20_body">-A simple and elegant footer can be added for better presentation.</text:p>
      <text:p text:style-name="Text_20_body"/>
      <text:p text:style-name="Text_20_body"><text:span text:style-name="Strong_20_Emphasis">12. Responsive and Clean UI for All Devices: Follow the following 2 points.</text:span></text:p>
      <text:p text:style-name="Text_20_body">-Ensure full responsiveness across all screen sizes (desktop, laptop, tablet, mobile).</text:p>
      <text:p text:style-name="Text_20_body">-Choose a polished and professional color scheme.</text:p>
      <text:p text:style-name="Text_20_body"/>
      <text:p text:style-name="Text_20_body"><text:span text:style-name="Strong_20_Emphasis"><text:span text:style-name="T1">**You can use MERN stack or any other technologies to build the proper portfolio.But all the requirements must be completed.** </text:span></text:span></text:p>
      <text:p text:style-name="Text_20_body"/>
      <text:p text:style-name="Text_20_body"><text:span text:style-name="Strong_20_Emphasis"><text:span text:style-name="T1">Submission Requirements:</text:span></text:span></text:p>
      <text:p text:style-name="Text_20_body">-<text:span text:style-name="Strong_20_Emphasis">The website must be hosted and the portfolio live link should be provided in the submission field. Please ensure that the live link is working. Otherwise, you will be given 0.</text:span></text:p>
      <text:p text:style-name="Text_20_body">-Ensure a clean and structured design following the above-mentioned points.</text:p>
      <text:p text:style-name="Text_20_body"><text:span text:style-name="Strong_20_Emphasis"/></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yam Rupali" svg:font-family="'Siyam Rupal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Siyam Rupali"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Siyam Rupal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Siyam Rupali" style:font-family-complex="'Siyam Rupal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Siyam Rupali" style:font-family-complex="'Siyam Rupal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Siyam Rupali" style:font-family-complex="'Siyam Rupal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Siyam Rupali" style:font-family-complex="'Siyam Rupali'"/>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31T16:55:37.046759553</meta:creation-date>
    <dc:title>Default</dc:title>
    <meta:editing-duration>PT2M30S</meta:editing-duration>
    <meta:editing-cycles>4</meta:editing-cycles>
    <meta:generator>LibreOffice/25.2.3.2$Linux_X86_64 LibreOffice_project/520$Build-2</meta:generator>
    <meta:initial-creator>M S S Khandaker Shahi</meta:initial-creator>
    <dc:date>2026-01-06T00:37:16.461016806</dc:date>
    <dc:creator>M S S Khandaker Shahi</dc:creator>
    <meta:document-statistic meta:table-count="0" meta:image-count="0" meta:object-count="0" meta:page-count="3" meta:paragraph-count="54" meta:word-count="498" meta:character-count="3253" meta:non-whitespace-character-count="2821"/>
    <meta:template xlink:type="simple" xlink:actuate="onRequest" xlink:title="Default" xlink:href="../../../../../../../home/shahi/Templates/Default.ott" meta:date="2025-12-31T16:55:36.065540653"/>
  </office:meta>
</office:document-meta>
</file>